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Jencks</text:p>
      <text:p text:style-name="P1">2/8/2017</text:p>
      <text:p text:style-name="P1">Communication systems</text:p>
      <text:p text:style-name="P1"/>
      <text:p text:style-name="P2">RFID, What is it? How does it work?</text:p>
      <text:p text:style-name="P2"/>
      <text:p text:style-name="P2"/>
      <text:p text:style-name="P3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ron Jencks</meta:initial-creator>
    <meta:creation-date>2018-02-08T15:19:25.41</meta:creation-date>
    <dc:date>2018-02-08T15:23:36.77</dc:date>
    <dc:creator>Aaron Jencks</dc:creator>
    <meta:editing-duration>PT2M57S</meta:editing-duration>
    <meta:editing-cycles>1</meta:editing-cycles>
    <meta:generator>OpenOffice/4.1.5$Win32 OpenOffice.org_project/415m1$Build-9789</meta:generator>
    <meta:document-statistic meta:table-count="0" meta:image-count="0" meta:object-count="0" meta:page-count="1" meta:paragraph-count="5" meta:word-count="13" meta:character-count="77"/>
  </office:meta>
</office:document-meta>
</file>